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2" style:family="paragraph" style:parent-style-name="Standard">
      <style:paragraph-properties fo:margin-left="0cm" fo:margin-right="0cm" fo:margin-top="0cm" fo:margin-bottom="0cm" style:contextual-spacing="false" fo:line-height="200%" fo:text-indent="2cm" style:auto-text-indent="false" fo:break-before="page"/>
      <style:text-properties style:font-name="Times New Roman" fo:font-size="13pt" fo:font-weight="normal" officeooo:paragraph-rsid="000aa28a" style:font-size-asian="13pt" style:font-weight-asian="normal" style:font-size-complex="13pt" style:font-weight-complex="normal"/>
    </style:style>
    <style:style style:name="P3"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0db9d2" style:font-size-asian="13pt" style:font-weight-asian="bold" style:font-size-complex="13pt" style:font-weight-complex="bold"/>
    </style:style>
    <style:style style:name="P6"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7"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9"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0"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2" style:family="paragraph" style:parent-style-name="Standard" style:master-page-nam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3"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15"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6"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7"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100529" style:font-size-asian="13pt" style:font-weight-asian="bold" style:font-size-complex="13pt" style:font-weight-complex="bold"/>
    </style:style>
    <style:style style:name="P18"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paragraph-rsid="00100529" style:font-size-asian="13pt" style:font-weight-asian="bold" style:font-size-complex="13pt" style:font-weight-complex="bold"/>
    </style:style>
    <style:style style:name="P19"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2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00529"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0db9d2" style:font-weight-asian="bold" style:font-weight-complex="bold"/>
    </style:style>
    <style:style style:name="T3" style:family="text">
      <style:text-properties style:font-name-complex="Arial1"/>
    </style:style>
    <style:style style:name="T4" style:family="text">
      <style:text-properties officeooo:rsid="000aa28a" style:font-name-complex="Arial1"/>
    </style:style>
    <style:style style:name="T5" style:family="text">
      <style:text-properties officeooo:rsid="000aa28a"/>
    </style:style>
    <style:style style:name="T6" style:family="text">
      <style:text-properties officeooo:rsid="000b6b4f"/>
    </style:style>
    <style:style style:name="T7" style:family="text">
      <style:text-properties officeooo:rsid="000c77ed"/>
    </style:style>
    <style:style style:name="T8" style:family="text">
      <style:text-properties officeooo:rsid="000db9d2"/>
    </style:style>
    <style:style style:name="T9" style:family="text">
      <style:text-properties fo:font-weight="normal" style:font-weight-asian="normal" style:font-weight-complex="normal"/>
    </style:style>
    <style:style style:name="T10" style:family="text">
      <style:text-properties fo:font-weight="normal" officeooo:rsid="000db9d2" style:font-weight-asian="normal" style:font-weight-complex="normal"/>
    </style:style>
    <style:style style:name="T11" style:family="text">
      <style:text-properties officeooo:rsid="000e2899"/>
    </style:style>
    <style:style style:name="T12" style:family="text">
      <style:text-properties officeooo:rsid="000f0080"/>
    </style:style>
    <style:style style:name="T13" style:family="text">
      <style:text-properties officeooo:rsid="001005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tion et gestion de document informatiques</text:p>
      <text:p text:style-name="P13">420—DM</text:p>
      <text:p text:style-name="P13"/>
      <text:p text:style-name="P13"/>
      <text:p text:style-name="P13"/>
      <text:p text:style-name="P15">L'évolution des périphériques et des support d'informations</text:p>
      <text:p text:style-name="P13"/>
      <text:p text:style-name="P13"/>
      <text:p text:style-name="P13">Travail présenté à </text:p>
      <text:p text:style-name="P13">Louis Marchand et Jonathan Gareau</text:p>
      <text:p text:style-name="P13"/>
      <text:p text:style-name="P13"/>
      <text:p text:style-name="P13">Fait par :</text:p>
      <text:p text:style-name="P13">David Brousseau,</text:p>
      <text:p text:style-name="P13">Karyne</text:p>
      <text:p text:style-name="P13">Marc-André</text:p>
      <text:p text:style-name="P13"/>
      <text:p text:style-name="P13"/>
      <text:p text:style-name="P13"/>
      <text:p text:style-name="P13"/>
      <text:p text:style-name="P13">Cégep de Drummondville</text:p>
      <text:p text:style-name="P13">Le?? mai 2013</text:p>
      <text:p text:style-name="P2"><text:span text:style-name="T3">Que l'on parle de votre iPod, votre lecteur MP3, votre téléphone mobile, votre ordinateur de bureau, votre cafetière, ou même votre voitu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l'on veut, quand l'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faisable.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4">Nous débuterons cette recherche avec un bref historique des divers périphériques et supports d'informations existants.</text:span></text:p>
      <text:p text:style-name="P1"/>
      <text:p text:style-name="P14">La carte perforé</text:p>
      <text:p text:style-name="P1"/>
      <text:p text:style-name="P1">La carte et ruban perforés sont les deux premier support d'entré et de sortie. C'est aussi la premiere mémoire de masse dans les débuts de l'informatique. En 1728 les cartes perforées étaient utilisé pour automatiser le fonctionnement des métiers à tisser. En 1801, elle <text:soft-page-break/>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colone et <text:s/>sur 12 ligne parallèle a la longueur. Stocker dans dans un boitier pouvant contenir 2000 carte. La lecture se faisait à l'aide d'une aiguille qui passait en revue les ligne et les colonnes.</text:p>
      <text:p text:style-name="P6"/>
      <text:p text:style-name="P14">Le ruban perforé</text:p>
      <text:p text:style-name="P1"/>
      <text:p text:style-name="P1">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1"><text:soft-page-break/></text:p>
      <text:p text:style-name="P14">La bande magnétique</text:p>
      <text:p text:style-name="P1"/>
      <text:p text:style-name="P6"><text:span text:style-name="T5">La b</text:span>ande magnétique <text:span text:style-name="T5">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1"/>
      <text:p text:style-name="P1"><text:tab/></text:p>
      <text:p text:style-name="P1"><text:s/><text:span text:style-name="T5">les d</text:span>onné<text:span text:style-name="T5">es étaient entassées</text:span> dans des bloc, séparé par des interval, qui permet de s'arreter avant de prendre une lecture. <text:span text:style-name="T5">C'était possible</text:span> de lire <text:span text:style-name="T5">la bande</text:span> dans les deux sens. Des collant sont collé sur la bande <text:span text:style-name="T5">pour nous indiquier</text:span> le début et la fin de la zonne de donné. C'est le raport prix/densité qui en fait un support de choix pour la sauvegarde informatique au XXe siecle. <text:span text:style-name="T5">Cette dernière a une </text:span>duré de vie entre 10 et 20 pouvant atteindre le 40 si bien entreposer. <text:span text:style-name="T5">La c</text:span>ouche magnétique sur la bande <text:span text:style-name="T5">aide à l'écriture</text:span>.</text:p>
      <text:p text:style-name="P1"/>
      <text:p text:style-name="P8"><text:span text:style-name="T5">Le d</text:span>isque dure</text:p>
      <text:p text:style-name="P1"/>
      <text:p text:style-name="P1"><text:span text:style-name="T5">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text:span><text:soft-page-break/><text:span text:style-name="T5">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text:p>
      <text:p text:style-name="P1"/>
      <text:p text:style-name="P8"><text:span text:style-name="T5">La d</text:span>isquette</text:p>
      <text:p text:style-name="P1"/>
      <text:p text:style-name="P1"><text:tab/><text:span text:style-name="T6">En </text:span>1967, <text:span text:style-name="T6">l'</text:span>apparition de la disquette dans sa version 8pouce <text:span text:style-name="T6">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span></text:p>
      <text:p text:style-name="P1"/>
      <text:p text:style-name="P8"><text:span text:style-name="T6">La d</text:span>isquette Zip</text:p>
      <text:p text:style-name="P1"/>
      <text:p text:style-name="P1"><text:tab/><text:span text:style-name="T6">En </text:span>1994, <text:span text:style-name="T6">on vit</text:span> appar<text:span text:style-name="T6">aitre</text:span> la disquette zip. <text:span text:style-name="T6">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oft-page-break/><text:span text:style-name="T6">présent sur la disquette. Il y avait aussi un outil d'archivage et de backup.</text:span></text:p>
      <text:p text:style-name="P1"/>
      <text:p text:style-name="P8">L<text:span text:style-name="T6">e d</text:span>isque Jazz</text:p>
      <text:p text:style-name="P1"/>
      <text:p text:style-name="P1"><text:tab/><text:span text:style-name="T6">Ce dernier est apparut en </text:span>1995 – apparition du disque <text:span text:style-name="T6">et cesser d'être commercialiser en 2002. C'était le succésseur direct de la disquette zip. Les lecteurs et les 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span></text:p>
      <text:p text:style-name="P1"/>
      <text:p text:style-name="P8"><text:span text:style-name="T6">Le d</text:span>isque magnéto-optique</text:p>
      <text:p text:style-name="P1"/>
      <text:p text:style-name="P1"><text:tab/><text:span text:style-name="T6">Créer vers la fin des années 80, son fonctionnement est purement optique. L'écriture se fait à l'aide d'un lazer qui chauffe le point concerné pour y incrire les données.</text:span></text:p>
      <text:p text:style-name="P1"/>
      <text:p text:style-name="P8"><text:span text:style-name="T6">Le d</text:span>isque optique</text:p>
      <text:p text:style-name="P1"/>
      <text:p text:style-name="P1"><text:tab/><text:span text:style-name="T6">En </text:span>1978, <text:span text:style-name="T6">l'</text:span>invention du disque par <text:span text:style-name="T6">S</text:span>onny <text:span text:style-name="T6">C</text:span>orporation, <text:span text:style-name="T6">P</text:span>hilips et <text:span text:style-name="T6">H</text:span>itachie <text:span text:style-name="T6">voit le jours. En 1995, le DVD un disque avec une plus grande capacité est créer. Toujours dans l'optique d'accroite la qualité et les capacité du disque on note les premieres apparition du </text:span><text:soft-page-break/><text:span text:style-name="T6">blu-ray en 2000. Ce dernier est un disque haute définition. </text:span><text:span text:style-name="T7">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1"/>
      <text:p text:style-name="P8"><text:span text:style-name="T7">La m</text:span>émoire flash (carte mémoire <text:span text:style-name="T7">et clés USB</text:span>)</text:p>
      <text:p text:style-name="P1"/>
      <text:p text:style-name="P1"><text:tab/><text:span text:style-name="T7">En </text:span>1988, le flash NOR <text:span text:style-name="T7">est </text:span>inventé par Fujio Masuoka. <text:span text:style-name="T7">Poursuivi </text:span>1<text:span text:style-name="T7">du</text:span> flash NAND <text:span text:style-name="T7">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span></text:p>
      <text:p text:style-name="P1"/>
      <text:p text:style-name="P8"><text:span text:style-name="T7">Le d</text:span>isque SSD</text:p>
      <text:p text:style-name="P8"/>
      <text:p text:style-name="P1"><text:tab/><text:span text:style-name="T7">Sa premiere apparution fu en 1970. Il fut popularisé plus tard. Les données sont stocké sur de la mémoire flash de la même manière qu'une clé usb.</text:span></text:p>
      <text:p text:style-name="P1"><text:tab/></text:p>
      <text:p text:style-name="P8"><text:span text:style-name="T7">Le s</text:span>erveur distant</text:p>
      <text:p text:style-name="P1"/>
      <text:p text:style-name="P1"><text:tab/><text:span text:style-name="T7">En </text:span>1970, les premier serveur font leur apparition. <text:span text:style-name="T7">En 1975, poste canada met en place un serveur en vu d'utiliser des moyen électronique pour envoyé du courrier. Entre 1980 et </text:span><text:soft-page-break/><text:span text:style-name="T7">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6"><text:span text:style-name="T7">Les réseaux distant transmet l'information via l'internet ou un cable réseau. Elle peu emménager </text:span><text:s/>l<text:span text:style-name="T7">'</text:span>informationsur un méga disque qui sert de serveur. <text:span text:style-name="T7">Comparativement au cloud qui lui tout se fait sur internet. Ce qui nous amène à parler plus en profondeur du cloud computing.</text:span></text:p>
      <text:p text:style-name="P1"/>
      <text:p text:style-name="P11"><text:span text:style-name="T7">Le c</text:span>loud computing</text:p>
      <text:p text:style-name="P3"/>
      <text:p text:style-name="P4"><text:span text:style-name="T7">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4"/>
      <text:p text:style-name="P4">Le concept de « cloud computing » a été initié en 2002 par le cybermarchand Amazon qui avait investi dans un parc informatique pour pouvoir alléger ses serveurs de <text:soft-page-break/>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1"/>
      <text:p text:style-name="P3">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4"/>
      <text:p text:style-name="P16">Le post-cloud computing</text:p>
      <text:p text:style-name="P20"/>
      <text:p text:style-name="P20">Et maintenant? <text:span text:style-name="T11">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11">urant cette recherche, j'ai appris que la plus part des bugs ne sont pas causé par des virus, mais plutot par des gens ordinaire comme nous qui ne savent tout simplement pas se servir correctement de l'ordinateur. Les </text:span><text:soft-page-break/><text:span text:style-name="T11">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12">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13">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20"/>
      <text:p text:style-name="P17"><text:span text:style-name="T13">Prise de position</text:span></text:p>
      <text:p text:style-name="P19"/>
      <text:p text:style-name="P5"><text:span text:style-name="T9">Ces nouvelles technologies nous permettent de faire un très grand bon vers l'avant et </text:span><text:span text:style-name="T9">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text:span><text:soft-page-break/><text:span text:style-name="T9">et sachant que chaque technologie devient très vite obsolète, il ne nous faudrait pas plus de quelques années avant de capter la limite de nos nouveaux appareils. Donc, la constante évolution est un facteur très important pour ne pas se retrouver à être limité par les capacités que nous offre la technologie la plus récente.</text:span></text:p>
      <text:p text:style-name="P4"/>
      <text:p text:style-name="P4">Malgré 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s,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text:soft-page-break/>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s ce stockage en ligne, il y a plusieurs risques. Tout d'abord, le Cloud Computing fait face à un problème majeur : La connectio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chose dont personne ne veut en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text:soft-page-break/>suivre l'avancement de cette technologie, cela vous obliegent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s à utiliser par un quelconque utilisateur ne connaissant pas les mise en gardes auxquelles il devrait porter attention pour ne pas bêtement gaspiller ses économies ou voir du contenu privé se retrouver chez des entreprises adverses. Bref, il faut être très vigilant avec les avancées technologiques.</text:p>
      <text:p text:style-name="P4"/>
      <text:p text:style-name="P18"><text:span text:style-name="T13">Conclusion</text:span></text:p>
      <text:p text:style-name="P22"><text:span text:style-name="T13"/></text:p>
      <text:p text:style-name="P22"><text:span text:style-name="T13">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span></text:p>
      <text:p text:style-name="P10"><text:span text:style-name="T8">Glossaire</text:span> :</text:p>
      <text:p text:style-name="P6"/>
      <text:p text:style-name="P9"><text:span text:style-name="T8">Outil de type catalogue :</text:span><text:span text:style-name="T10"> (À définir)</text:span></text:p>
      <text:p text:style-name="P6"/>
      <text:p text:style-name="P6"><text:span text:style-name="T2">P</text:span><text:span text:style-name="T1">ériphérique :</text:span> <text:span text:style-name="T8">Ajout matériel à l'ordinateur pour pouvoir lire l</text:span>e<text:span text:style-name="T8">s</text:span> disque<text:span text:style-name="T8">s</text:span>, <text:span text:style-name="T8">les </text:span>disquette<text:span text:style-name="T8">s, etc</text:span>.</text:p>
      <text:p text:style-name="P6"/>
      <text:p text:style-name="P7"><text:span text:style-name="T2">Pits :</text:span><text:span text:style-name="T8"> Cavité dont la longueur vascile entre 0,833 et 3,56 microns et la largeur de 0,6 micron</text:span></text:p>
      <text:p text:style-name="P6"/>
      <text:p text:style-name="P6"><text:span text:style-name="T2">S</text:span><text:span text:style-name="T1">upport d'information :</text:span> <text:span text:style-name="T8">L</text:span>e support d'information est <text:span text:style-name="T8">une clée USB, un CD ou une disquette. À ne pas confondre avec le périphér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3T19:00:42</dc:date>
    <dc:creator>Dada </dc:creator>
    <meta:editing-duration>P0D</meta:editing-duration>
    <meta:editing-cycles>2</meta:editing-cycles>
    <meta:document-statistic meta:table-count="0" meta:image-count="0" meta:object-count="0" meta:page-count="14" meta:paragraph-count="56" meta:word-count="3423" meta:character-count="20650" meta:non-whitespace-character-count="17264"/>
  </office:meta>
</office:document-meta>
</file>